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yneng.github.io/pyneng-3/GitHub-API-JSON-example/" text:style-name="Internet_20_link" text:visited-style-name="Visited_20_Internet_20_Link">https://pyneng.github.io/pyneng-3/GitHub-API-JSON-example/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22:02:43.596310965</meta:creation-date>
    <dc:date>2022-02-09T22:03:05.840301198</dc:date>
    <meta:editing-duration>PT2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